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7ff57" officeooo:paragraph-rsid="007bebd8"/>
    </style:style>
    <style:style style:name="P94" style:family="paragraph" style:parent-style-name="Text_20_body">
      <style:text-properties officeooo:rsid="0057ff57" officeooo:paragraph-rsid="0081b9e2"/>
    </style:style>
    <style:style style:name="P95" style:family="paragraph" style:parent-style-name="Text_20_body">
      <style:text-properties officeooo:rsid="005e0c21" officeooo:paragraph-rsid="005e0c21"/>
    </style:style>
    <style:style style:name="P96" style:family="paragraph" style:parent-style-name="Text_20_body">
      <style:text-properties officeooo:rsid="00792dfc" officeooo:paragraph-rsid="00792dfc"/>
    </style:style>
    <style:style style:name="P97" style:family="paragraph" style:parent-style-name="Text_20_body">
      <style:text-properties officeooo:rsid="00792dfc" officeooo:paragraph-rsid="007da6c6"/>
    </style:style>
    <style:style style:name="P98" style:family="paragraph" style:parent-style-name="Table_20_Heading">
      <style:text-properties style:font-name="Arial"/>
    </style:style>
    <style:style style:name="P99" style:family="paragraph" style:parent-style-name="Table_20_Heading">
      <style:paragraph-properties fo:text-align="start" style:justify-single-word="false"/>
      <style:text-properties style:font-name="Arial" fo:font-size="12pt" style:font-size-asian="12pt" style:font-size-complex="12pt"/>
    </style:style>
    <style:style style:name="P100" style:family="paragraph" style:parent-style-name="Table_20_Heading">
      <style:paragraph-properties fo:text-align="start" style:justify-single-word="false"/>
      <style:text-properties style:font-name="Arial"/>
    </style:style>
    <style:style style:name="P101" style:family="paragraph" style:parent-style-name="Table_20_Heading">
      <style:text-properties style:font-name="Arial1"/>
    </style:style>
    <style:style style:name="P102" style:family="paragraph" style:parent-style-name="Text_20_body" style:list-style-name="L1"/>
    <style:style style:name="P103" style:family="paragraph" style:parent-style-name="Text_20_body" style:list-style-name="L1">
      <style:text-properties style:font-name="Arial"/>
    </style:style>
    <style:style style:name="P104" style:family="paragraph" style:parent-style-name="Text_20_body" style:list-style-name="L2">
      <style:text-properties style:font-name="Arial"/>
    </style:style>
    <style:style style:name="P105" style:family="paragraph" style:parent-style-name="Text_20_body" style:list-style-name="L2">
      <style:text-properties style:font-name="Arial" officeooo:rsid="00039645" officeooo:paragraph-rsid="00039645"/>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4">
      <style:text-properties fo:font-weight="normal" style:font-weight-asian="normal" style:font-weight-complex="normal"/>
    </style:style>
    <style:style style:name="P110" style:family="paragraph" style:parent-style-name="Text_20_body" style:list-style-name="L5">
      <style:text-properties fo:font-weight="normal" officeooo:paragraph-rsid="003153d0" style:font-weight-asian="normal" style:font-weight-complex="normal"/>
    </style:style>
    <style:style style:name="P111" style:family="paragraph" style:parent-style-name="Text_20_body" style:list-style-name="L6">
      <style:text-properties fo:font-weight="normal" style:font-weight-asian="normal" style:font-weight-complex="normal"/>
    </style:style>
    <style:style style:name="P112" style:family="paragraph" style:parent-style-name="Text_20_body" style:list-style-name="L5"/>
    <style:style style:name="P113" style:family="paragraph" style:parent-style-name="Text_20_body" style:list-style-name="L9"/>
    <style:style style:name="P114" style:family="paragraph" style:parent-style-name="Text_20_body">
      <style:text-properties officeooo:rsid="0057ff57" officeooo:paragraph-rsid="00846027"/>
    </style:style>
    <style:style style:name="P115" style:family="paragraph" style:parent-style-name="Contents_20_4">
      <style:paragraph-properties>
        <style:tab-stops>
          <style:tab-stop style:position="6.3354in" style:type="right" style:leader-style="dotted" style:leader-text="."/>
        </style:tab-stops>
      </style:paragraph-properties>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Heading_20_4">
      <style:text-properties officeooo:rsid="007ea52f" officeooo:paragraph-rsid="007ea52f"/>
    </style:style>
    <style:style style:name="P118" style:family="paragraph" style:parent-style-name="Heading_20_4">
      <style:text-properties officeooo:paragraph-rsid="005e0c21"/>
    </style:style>
    <style:style style:name="P119"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0"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Heading_20_2">
      <style:text-properties fo:font-weight="bold" style:font-weight-asian="bold" style:font-weight-complex="bold"/>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5"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6" style:family="paragraph" style:parent-style-name="Heading_20_3">
      <style:text-properties officeooo:rsid="004efe9a" officeooo:paragraph-rsid="004efe9a"/>
    </style:style>
    <style:style style:name="P127" style:family="paragraph" style:parent-style-name="Heading_20_3">
      <style:text-properties officeooo:paragraph-rsid="004efe9a"/>
    </style:style>
    <style:style style:name="P128" style:family="paragraph" style:parent-style-name="Heading_20_3">
      <style:text-properties fo:font-weight="bold" style:font-weight-asian="bold" style:font-weight-complex="bold"/>
    </style:style>
    <style:style style:name="P129"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underline-style="none"/>
    </style:style>
    <style:style style:name="T20" style:family="text">
      <style:text-properties officeooo:rsid="00039645"/>
    </style:style>
    <style:style style:name="T21" style:family="text">
      <style:text-properties officeooo:rsid="000457bc"/>
    </style:style>
    <style:style style:name="T22" style:family="text">
      <style:text-properties officeooo:rsid="00059fa8"/>
    </style:style>
    <style:style style:name="T23" style:family="text">
      <style:text-properties officeooo:rsid="00092840"/>
    </style:style>
    <style:style style:name="T24" style:family="text">
      <style:text-properties officeooo:rsid="0011ff52"/>
    </style:style>
    <style:style style:name="T25" style:family="text">
      <style:text-properties officeooo:rsid="001429ce"/>
    </style:style>
    <style:style style:name="T26" style:family="text">
      <style:text-properties officeooo:rsid="001548d5"/>
    </style:style>
    <style:style style:name="T27" style:family="text">
      <style:text-properties officeooo:rsid="00187288"/>
    </style:style>
    <style:style style:name="T28" style:family="text">
      <style:text-properties officeooo:rsid="001aa8c8"/>
    </style:style>
    <style:style style:name="T29" style:family="text">
      <style:text-properties officeooo:rsid="001af374"/>
    </style:style>
    <style:style style:name="T30" style:family="text">
      <style:text-properties officeooo:rsid="001b2976"/>
    </style:style>
    <style:style style:name="T31" style:family="text">
      <style:text-properties officeooo:rsid="001ec80d"/>
    </style:style>
    <style:style style:name="T32" style:family="text">
      <style:text-properties officeooo:rsid="0022df44"/>
    </style:style>
    <style:style style:name="T33" style:family="text">
      <style:text-properties officeooo:rsid="0028a7f8"/>
    </style:style>
    <style:style style:name="T34" style:family="text">
      <style:text-properties officeooo:rsid="002c2d22"/>
    </style:style>
    <style:style style:name="T35" style:family="text">
      <style:text-properties officeooo:rsid="002e41f4"/>
    </style:style>
    <style:style style:name="T36" style:family="text">
      <style:text-properties officeooo:rsid="002f32eb"/>
    </style:style>
    <style:style style:name="T37" style:family="text">
      <style:text-properties officeooo:rsid="003793c3"/>
    </style:style>
    <style:style style:name="T38" style:family="text">
      <style:text-properties officeooo:rsid="003ddae1"/>
    </style:style>
    <style:style style:name="T39" style:family="text">
      <style:text-properties officeooo:rsid="00484497"/>
    </style:style>
    <style:style style:name="T40" style:family="text">
      <style:text-properties officeooo:rsid="004a6cc1"/>
    </style:style>
    <style:style style:name="T41" style:family="text">
      <style:text-properties officeooo:rsid="004dc443"/>
    </style:style>
    <style:style style:name="T42" style:family="text">
      <style:text-properties officeooo:rsid="004efe9a"/>
    </style:style>
    <style:style style:name="T43" style:family="text">
      <style:text-properties officeooo:rsid="00514dd6"/>
    </style:style>
    <style:style style:name="T44" style:family="text">
      <style:text-properties officeooo:rsid="00527fe9"/>
    </style:style>
    <style:style style:name="T45" style:family="text">
      <style:text-properties officeooo:rsid="005c4a9a"/>
    </style:style>
    <style:style style:name="T46" style:family="text">
      <style:text-properties officeooo:rsid="005e91de"/>
    </style:style>
    <style:style style:name="T47" style:family="text">
      <style:text-properties officeooo:rsid="0066305f"/>
    </style:style>
    <style:style style:name="T48" style:family="text">
      <style:text-properties officeooo:rsid="0066df30"/>
    </style:style>
    <style:style style:name="T49" style:family="text">
      <style:text-properties officeooo:rsid="0068cdf1"/>
    </style:style>
    <style:style style:name="T50" style:family="text">
      <style:text-properties officeooo:rsid="00698ade"/>
    </style:style>
    <style:style style:name="T51" style:family="text">
      <style:text-properties officeooo:rsid="006c64bb"/>
    </style:style>
    <style:style style:name="T52" style:family="text">
      <style:text-properties officeooo:rsid="006f9301"/>
    </style:style>
    <style:style style:name="T53" style:family="text">
      <style:text-properties officeooo:rsid="007da6c6"/>
    </style:style>
    <style:style style:name="T54" style:family="text">
      <style:text-properties officeooo:rsid="0082f622"/>
    </style:style>
    <style:style style:name="T55" style:family="text">
      <style:text-properties officeooo:rsid="008448c1"/>
    </style:style>
    <style:style style:name="T56" style:family="text">
      <style:text-properties officeooo:rsid="008460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6">1</text:span>.<text:span text:style-name="T26">0</text:span>.<text:span text:style-name="T29">0</text:span>.<text:span text:style-name="T44">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text:tab/>3</text:p>
          <text:p text:style-name="P121">Warning<text:tab/>3</text:p>
          <text:p text:style-name="P121">User Interface<text:tab/>3</text:p>
          <text:p text:style-name="P123">Main Window<text:tab/>3</text:p>
          <text:p text:style-name="P123">Project window<text:tab/>4</text:p>
          <text:p text:style-name="P116">Renaming a Layout<text:tab/>4</text:p>
          <text:p text:style-name="P116">Re-Order Layouts<text:tab/>5</text:p>
          <text:p text:style-name="P116">Context Menu Items (Layouts Node)<text:tab/>5</text:p>
          <text:p text:style-name="P116">Context Menu Items (Layout Node)<text:tab/>5</text:p>
          <text:p text:style-name="P116">Context Menu Items (Reference Node)<text:tab/>6</text:p>
          <text:p text:style-name="P123">Layout Control window<text:tab/>6</text:p>
          <text:p text:style-name="P116">Card Count Group<text:tab/>6</text:p>
          <text:p text:style-name="P116">Card Layout<text:tab/>6</text:p>
          <text:p text:style-name="P116">Context Menu Items<text:tab/>8</text:p>
          <text:p text:style-name="P116">Multi-Select<text:tab/>8</text:p>
          <text:p text:style-name="P123">Element Control window<text:tab/>8</text:p>
          <text:p text:style-name="P116">Element<text:tab/>8</text:p>
          <text:p text:style-name="P116">Font (Text Elements)<text:tab/>9</text:p>
          <text:p text:style-name="P116">Graphic (Graphic Elements)<text:tab/>9</text:p>
          <text:p text:style-name="P116">Shape (Shape Elements)<text:tab/>10</text:p>
          <text:p text:style-name="P116">Back<text:tab/>10</text:p>
          <text:p text:style-name="P116">Border<text:tab/>10</text:p>
          <text:p text:style-name="P116">Outline<text:tab/>10</text:p>
          <text:p text:style-name="P123">Canvas window<text:tab/>11</text:p>
          <text:p text:style-name="P116">Zoom<text:tab/>11</text:p>
          <text:p text:style-name="P116">Canvas Alignment<text:tab/>12</text:p>
          <text:p text:style-name="P116">Dividers<text:tab/>12</text:p>
          <text:p text:style-name="P123">Logger window<text:tab/>12</text:p>
          <text:p text:style-name="P123">Defines window<text:tab/>12</text:p>
          <text:p text:style-name="P121">CSV Reference Files<text:tab/>13</text:p>
          <text:p text:style-name="P123">Creation<text:tab/>13</text:p>
          <text:p text:style-name="P123">Special Functions<text:tab/>13</text:p>
          <text:p text:style-name="P123">Color String Format<text:tab/>13</text:p>
          <text:p text:style-name="P116">RGB Color Format<text:tab/>13</text:p>
          <text:p text:style-name="P116">Color Name Format<text:tab/>14</text:p>
          <text:p text:style-name="P123">Font String Format<text:tab/>14</text:p>
          <text:p text:style-name="P123">Element Overrides<text:tab/>14</text:p>
          <text:p text:style-name="P116">Data Based Overrides<text:tab/>14</text:p>
          <text:p text:style-name="P116">Definition (Variable) Based Overrides (Incept Translator only at this time)<text:tab/>15</text:p>
          <text:p text:style-name="P116">Override Fields<text:tab/>15</text:p>
          <text:p text:style-name="P123">Define File<text:tab/>16</text:p>
          <text:p text:style-name="P123"><text:soft-page-break/>Google References / Defines<text:tab/>17</text:p>
          <text:p text:style-name="P116">Google Authentication Setup<text:tab/>17</text:p>
          <text:p text:style-name="P121">Translator<text:tab/>17</text:p>
          <text:p text:style-name="P123">Incept (Default)<text:tab/>18</text:p>
          <text:p text:style-name="P123">JavaScript<text:tab/>18</text:p>
          <text:p text:style-name="P121">Definition / Scripting Reference (Incept Translator)<text:tab/>18</text:p>
          <text:p text:style-name="P123">All Elements<text:tab/>18</text:p>
          <text:p text:style-name="P116">Inline Background Shapes<text:tab/>22</text:p>
          <text:p text:style-name="P115">Basic<text:tab/>22</text:p>
          <text:p text:style-name="P115">Advanced<text:tab/>22</text:p>
          <text:p text:style-name="P116">Inline Background Graphic<text:tab/>22</text:p>
          <text:p text:style-name="P115">Basic<text:tab/>22</text:p>
          <text:p text:style-name="P115">Advanced<text:tab/>22</text:p>
          <text:p text:style-name="P123">Graphic Elements<text:tab/>22</text:p>
          <text:p text:style-name="P123">Text Elements<text:tab/>23</text:p>
          <text:p text:style-name="P123">Formatted Text Elements<text:tab/>23</text:p>
          <text:p text:style-name="P123">Shape Elements<text:tab/>26</text:p>
          <text:p text:style-name="P116">Additional Parameters by Shape Table<text:tab/>26</text:p>
          <text:p text:style-name="P116">Grid Note<text:tab/>27</text:p>
          <text:p text:style-name="P123">Order of Translation<text:tab/>27</text:p>
          <text:p text:style-name="P121">Settings<text:tab/>27</text:p>
          <text:p text:style-name="P123">General<text:tab/>27</text:p>
          <text:p text:style-name="P123">PDF Export Settings<text:tab/>28</text:p>
          <text:p text:style-name="P116">Exporting Layouts<text:tab/>28</text:p>
          <text:p text:style-name="P116">Layout Notes<text:tab/>28</text:p>
          <text:p text:style-name="P123">Where is the print option?<text:tab/>28</text:p>
          <text:p text:style-name="P121">Layout Templates<text:tab/>29</text:p>
        </text:index-body>
      </text:table-of-content>
      <text:p text:style-name="P3"/>
      <text:h text:style-name="P129"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0">D</text:span>efault <text:span text:style-name="T20">D</text:span>efine <text:span text:style-name="T20">R</text:span>eference <text:span text:style-name="T20">T</text:span>ype <text:span text:style-name="T20">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7">(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8">Settings</text:span>...</text:p>
          </table:table-cell>
          <table:table-cell table:style-name="Table25.B2" office:value-type="string">
            <text:p text:style-name="P57">Configures numerous settings for the <text:span text:style-name="T38">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1">(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0">Description</text:p>
            </table:table-cell>
            <table:table-cell table:style-name="Table16.B1" office:value-type="string">
              <text:p text:style-name="P100">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2028366190303219203" text:style-name="L1">
        <text:list-item>
          <text:p text:style-name="P103">The text will appear to be red until the font has been set once.</text:p>
        </text:list-item>
        <text:list-item>
          <text:p text:style-name="P102"><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ext:soft-page-break/>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2">This defines the size of the tile for the graphic (if you want to tile at all).</text:p>
            <text:p text:style-name="P52">The format is #x# (width x height).</text:p>
            <text:p text:style-name="P52">Example: <text:span text:style-name="T4">50x45</text:span></text:p>
            <text:p text:style-name="P52"/>
            <text:p text:style-name="P52">You can <text:span text:style-name="T47">use a variable</text:span> width or height <text:span text:style-name="T47">that will</text:span> match the aspect ratio by specifying ‘-’ as the width or height (one of the two should be specified<text:span text:style-name="T47">)</text:span></text:p>
            <text:p text:style-name="P52">Examples: </text:p>
            <text:p text:style-name="P35">-x45</text:p>
            <text:p text:style-name="P35">50x-</text:p>
            <text:p text:style-name="P52"/>
            <text:p text:style-name="P52">You can specify ‘-’ <text:span text:style-name="T48">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6"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2">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7"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ext:soft-page-break/>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8">Description</text:p>
            </table:table-cell>
            <table:table-cell table:style-name="Table17.B1" office:value-type="string">
              <text:p text:style-name="P98">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ext:soft-page-break/>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3">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74">CSV reference files have 4 strict content rules:</text:p>
      <text:list xml:id="list929526204362530334" text:style-name="L2">
        <text:list-item>
          <text:p text:style-name="P104">The separator character must be a comma. Some editors may switch this on you!</text:p>
        </text:list-item>
        <text:list-item>
          <text:p text:style-name="P104">The first row must contain the column names. The columns may be named with spaces but should not use the [ or ] characters (or anything else that might confuse the parser when trying to translate references).</text:p>
        </text:list-item>
        <text:list-item>
          <text:p text:style-name="P104">The first column may be named anything, but the contents should always be the card count of the given row. (an empty entry assumes 1 instance of the given row)</text:p>
        </text:list-item>
        <text:list-item>
          <text:p text:style-name="P106"><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05">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
      <text:p text:style-name="P63">Example: 012123167</text:p>
      <text:p text:style-name="P63"/>
      <text:p text:style-name="P63">You can also specify a color using hexadecimal values:</text:p>
      <text:p text:style-name="P63">RRGGBB or RRGGBBAA</text:p>
      <text:p text:style-name="P63"/>
      <text:p text:style-name="P63"><text:soft-page-break/>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2"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0">(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1">Fields</text:p>
            </table:table-cell>
            <table:table-cell table:style-name="Table20.B1" office:value-type="string">
              <text:p text:style-name="P101">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1">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able:table-row table:style-name="Table20.1">
          <table:table-cell table:style-name="Table20.A2" office:value-type="string">
            <text:p text:style-name="P79">bordercolor<text:line-break/>elementcolor<text:line-break/>outlinecolor<text:line-break/><text:span text:style-name="T43">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4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8"/>
          </table:table-cell>
        </table:table-row>
        <text:soft-page-break/>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8">0</text:span> – Near</text:p>
            <text:p text:style-name="P67"><text:span text:style-name="T28">1</text:span> – Center</text:p>
            <text:p text:style-name="P67"><text:span text:style-name="T28">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8">0</text:span> – Near</text:p>
            <text:p text:style-name="P67"><text:span text:style-name="T28">1</text:span> – Center</text:p>
            <text:p text:style-name="P67"><text:span text:style-name="T28">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0">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699868245371236914" text:style-name="L3">
        <text:list-item>
          <text:p text:style-name="P107">Each define name follows the same rules as a column name in a reference file.</text:p>
        </text:list-item>
        <text:list-item>
          <text:p text:style-name="P10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6316080826977731852" text:style-name="L4">
        <text:list-item>
          <text:p text:style-name="P108"><text:span text:style-name="T1">Reference file: </text:span><text:span text:style-name="T4">items.csv</text:span></text:p>
        </text:list-item>
        <text:list-item>
          <text:p text:style-name="P108"><text:span text:style-name="T1">Define file: </text:span><text:span text:style-name="T4">items_defines.csv</text:span></text:p>
        </text:list-item>
        <text:list-item>
          <text:p text:style-name="P109"><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413416415472355644" text:style-name="L5">
        <text:list-item>
          <text:p text:style-name="P112"><text:span text:style-name="T1">Main sheet: </text:span><text:span text:style-name="T4">items</text:span></text:p>
        </text:list-item>
        <text:list-item>
          <text:p text:style-name="P112"><text:span text:style-name="T1">Defines sheet:</text:span><text:span text:style-name="T4"> items_defines</text:span></text:p>
        </text:list-item>
        <text:list-item>
          <text:p text:style-name="P110"><text:span text:style-name="T35">Setting up </text:span>Project Wide Defines<text:line-break/>Spread<text:span text:style-name="T36">s</text:span>heet Name: [project file name without the extension] (this is case sensitive!)<text:line-break/>Sheet Name: <text:span text:style-name="T4">defines </text:span><text:span text:style-name="T34">(always this name)<text:line-break/></text:span></text:p>
          <text:p text:style-name="P110"><text:span text:style-name="T5">Alternative / Override</text:span><text:span text:style-name="T34">: If you don’t want to name your Spreadsheet as described above you can change the Spreadsheet to look for the </text:span><text:span text:style-name="T5">defines</text:span><text:span text:style-name="T34"> sheet in under the Layouts &gt; Project Settings… menu item in the Project window. Specify the desired sheet in </text:span><text:span text:style-name="T5">Google Project define spreadsheet override</text:span><text:span text:style-name="T34"> (case sensitive). You can enter the name manually or use the “...” button to navigate.</text:span></text:p>
        </text:list-item>
      </text:list>
      <text:h text:style-name="P128"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017047382300432602" text:style-name="L6">
        <text:list-item>
          <text:p text:style-name="P111">Launch CardMaker and select <text:span text:style-name="T4">Tools</text:span> &gt; <text:span text:style-name="T4">Update Google Credentials... </text:span></text:p>
        </text:list-item>
        <text:list-item>
          <text:p text:style-name="P111">Either copy the Auth URL and browse to it in your preferred browser or click <text:span text:style-name="T4">Browse To URL</text:span></text:p>
        </text:list-item>
        <text:list-item>
          <text:p text:style-name="P111">Google should prompt you to allow CardMaker to access your spreadsheets and then navigate to the CardMaker site with the AccessToken field already selected. </text:p>
        </text:list-item>
        <text:list-item>
          <text:p text:style-name="P111">Copy the <text:span text:style-name="T4">AccessToken</text:span> value and return to CardMaker.</text:p>
        </text:list-item>
        <text:list-item>
          <text:p text:style-name="P11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1">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2">[cardcount] – The number of cards in this deck</text:span></text:p>
            <text:p text:style-name="P36">!<text:span text:style-name="T39">[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19">#(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5">(alternative)</text:span></text:p>
          </table:table-cell>
          <table:table-cell table:style-name="Table4.B13" office:value-type="string">
            <text:p text:style-name="P45">#(switch::key::keytocheck1::value1&lt;repeat&gt;)#</text:p>
            <text:p text:style-name="P45"/>
            <text:p text:style-name="P51">This is the same as the above just using ‘::’ as a delimiter.</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7">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17" text:outline-level="4">Advanced</text:h>
      <text:p text:style-name="P96"><text:bookmark-start text:name="__DdeLink__2992_276080316"/>#bgshape::[shape definition string]::[color string]::[x offset]::[y offset]::[width adjust]::[height adjust]::[outline thickness]::[outline color]#<text:bookmark-end text:name="__DdeLink__2992_276080316"/></text:p>
      <text:p text:style-name="P94">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114">See the <text:bookmark-ref text:reference-format="text" text:ref-name="__RefHeading___Toc3225_445175734">Shape Elements</text:bookmark-ref> section for how to define the shape. <text:span text:style-name="T56">The offset and adjust settings may be negative.</text:span></text:p>
      <text:h text:style-name="Heading_20_3" text:outline-level="3">Inline Background <text:span text:style-name="T54">Graphic</text:span></text:h>
      <text:p text:style-name="P95">Inline background <text:span text:style-name="T54">graphics</text:span> are a convenient way to create backgrounds for various elements.</text:p>
      <text:p text:style-name="P91">Normally you would need to create an independent element and keep its size up-to-date with the foreground element.</text:p>
      <text:p text:style-name="P91">There are two formats:</text:p>
      <text:h text:style-name="P118" text:outline-level="4">Basic</text:h>
      <text:p text:style-name="P91">#<text:span text:style-name="T53">bggraphic</text:span>::<text:span text:style-name="T46">[image path]</text:span>#</text:p>
      <text:p text:style-name="P92">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78">Note: The aspect ratio is not enforced. The <text:span text:style-name="T55">graphic</text:span> will stretch to the bounds of the element.</text:p>
      <text:h text:style-name="P117" text:outline-level="4">Advanced</text:h>
      <text:p text:style-name="P97"><text:bookmark-start text:name="__DdeLink__3075_276080316"/><text:bookmark-start text:name="__DdeLink__3006_445175734"/>#<text:span text:style-name="T53">bggraphic</text:span>::[image path]::[x offset]::[y offset]::[width adjust]::[height adjust]::[lock aspect ratio]::[tile size]::[horizontal align]::[vertical align]#<text:bookmark-end text:name="__DdeLink__3075_276080316"/><text:bookmark-end text:name="__DdeLink__3006_445175734"/></text:p>
      <text:p text:style-name="P93">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91">See the <text:bookmark-ref text:reference-format="text" text:ref-name="__RefHeading___Toc3159_445175734">Graphic (Graphic Elements)</text:bookmark-ref> <text:span text:style-name="T52">and </text:span><text:span text:style-name="T52"><text:bookmark-ref text:reference-format="text" text:ref-name="__RefHeading___Toc2989_1911363559">Override Fields</text:bookmark-ref></text:span><text:span text:style-name="T52"> </text:span>section<text:span text:style-name="T52">s </text:span>for how to <text:span text:style-name="T50">configure the various settings</text:span>. <text:span text:style-name="T56">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4">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ext:soft-page-break/>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5">#</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024363152098390576" text:style-name="L7">
              <text:list-item>
                <text:p text:style-name="P124">x offset</text:p>
              </text:list-item>
              <text:list-item>
                <text:p text:style-name="P124">y offset</text:p>
              </text:list-item>
              <text:list-item>
                <text:p text:style-name="P124">width</text:p>
              </text:list-item>
              <text:list-item>
                <text:p text:style-name="P124">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1566886216923112264" text:style-name="L8">
              <text:list-item>
                <text:p text:style-name="P125">percent – percentage of the <text:span text:style-name="T21">current</text:span> <text:span text:style-name="T21">font height</text:span> the image height should be (aspect ratio is maintained) – value from 0.00 to 1.00 would be smaller than the line. 1.00 represents 100%.</text:p>
              </text:list-item>
              <text:list-item>
                <text:p text:style-name="P125">xoffset – The x draw offset</text:p>
              </text:list-item>
              <text:list-item>
                <text:p text:style-name="P125">yoffset – The y draw offset</text:p>
              </text:list-item>
              <text:list-item>
                <text:p text:style-name="P125">width – The width to draw</text:p>
              </text:list-item>
              <text:list-item>
                <text:p text:style-name="P125">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3">L</text:span>ine<text:span text:style-name="T23">s</text:span> will draw on top of <text:span text:style-name="T23">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99">Value</text:p>
            </table:table-cell>
            <table:table-cell table:style-name="Table19.B1" office:value-type="string">
              <text:p text:style-name="P9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727910158479922659" text:style-name="L9">
        <text:list-item>
          <text:p text:style-name="P11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665672769130004395" text:style-name="L10">
        <text:list-item>
          <text:p text:style-name="P119">Card Values (![x])</text:p>
        </text:list-item>
        <text:list-item>
          <text:p text:style-name="P119">Data Source References (@[x]) <text:span text:style-name="T40">&amp; Substring (%[x,y,z]) (starting with right most first)</text:span></text:p>
        </text:list-item>
        <text:list-item>
          <text:p text:style-name="P119">If/Switch <text:span text:style-name="T22">(starting with the right most first)</text:span></text:p>
        </text:list-item>
        <text:list-item>
          <text:p text:style-name="P119">Text translations (Note: These only apply to Text elements)</text:p>
        </text:list-item>
        <text:list-item>
          <text:p text:style-name="P120">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1">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3" meta:word-count="7478" meta:character-count="44786" meta:non-whitespace-character-count="38124"/>
  </office:meta>
</office:document-meta>
</file>